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89" calcext:value-type="float">
            <text:p>0,19289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9857" calcext:value-type="float">
            <text:p>0,098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711" calcext:value-type="float">
            <text:p>0,46711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22151" calcext:value-type="float">
            <text:p>0,221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03" calcext:value-type="float">
            <text:p>0,00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685" calcext:value-type="float">
            <text:p>0,85685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375" calcext:value-type="float">
            <text:p>0,00375</text:p>
          </table:table-cell>
          <table:table-cell office:value-type="float" office:value="0.39303" calcext:value-type="float">
            <text:p>0,3930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81" calcext:value-type="float">
            <text:p>0,00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693" calcext:value-type="float">
            <text:p>1,37693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497" calcext:value-type="float">
            <text:p>0,00497</text:p>
          </table:table-cell>
          <table:table-cell office:value-type="float" office:value="0.62189" calcext:value-type="float">
            <text:p>0,6218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933" calcext:value-type="float">
            <text:p>2,01933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92134" calcext:value-type="float">
            <text:p>0,9213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7712" calcext:value-type="float">
            <text:p>2,77712</text:p>
          </table:table-cell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642" calcext:value-type="float">
            <text:p>0,00642</text:p>
          </table:table-cell>
          <table:table-cell office:value-type="float" office:value="1.20534" calcext:value-type="float">
            <text:p>1,20534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6032" calcext:value-type="float">
            <text:p>3,66032</text:p>
          </table:table-cell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796" calcext:value-type="float">
            <text:p>0,00796</text:p>
          </table:table-cell>
          <table:table-cell office:value-type="float" office:value="1.5679" calcext:value-type="float">
            <text:p>1,5679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594" calcext:value-type="float">
            <text:p>0,005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042" calcext:value-type="float">
            <text:p>4,65042</text:p>
          </table:table-cell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89" calcext:value-type="float">
            <text:p>0,0089</text:p>
          </table:table-cell>
          <table:table-cell office:value-type="float" office:value="1.98324" calcext:value-type="float">
            <text:p>1,9832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641" calcext:value-type="float">
            <text:p>0,00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8268" calcext:value-type="float">
            <text:p>5,78268</text:p>
          </table:table-cell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2.44785" calcext:value-type="float">
            <text:p>2,44785</text:p>
          </table:table-cell>
          <table:table-cell office:value-type="float" office:value="0.00921" calcext:value-type="float">
            <text:p>0,00921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02987" calcext:value-type="float">
            <text:p>7,02987</text:p>
          </table:table-cell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1155" calcext:value-type="float">
            <text:p>0,01155</text:p>
          </table:table-cell>
          <table:table-cell office:value-type="float" office:value="2.96133" calcext:value-type="float">
            <text:p>2,96133</text:p>
          </table:table-cell>
          <table:table-cell office:value-type="float" office:value="0.01032" calcext:value-type="float">
            <text:p>0,01032</text:p>
          </table:table-cell>
          <table:table-cell office:value-type="float" office:value="0.00781" calcext:value-type="float">
            <text:p>0,00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757" calcext:value-type="float">
            <text:p>8,3757</text:p>
          </table:table-cell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249" calcext:value-type="float">
            <text:p>0,01249</text:p>
          </table:table-cell>
          <table:table-cell office:value-type="float" office:value="3.52449" calcext:value-type="float">
            <text:p>3,52449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84814" calcext:value-type="float">
            <text:p>9,84814</text:p>
          </table:table-cell>
          <table:table-cell office:value-type="float" office:value="9.72913" calcext:value-type="float">
            <text:p>9,7291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4.13621" calcext:value-type="float">
            <text:p>4,1362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283" calcext:value-type="float">
            <text:p>11,4283</text:p>
          </table:table-cell>
          <table:table-cell office:value-type="float" office:value="11.9374" calcext:value-type="float">
            <text:p>11,937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01487" calcext:value-type="float">
            <text:p>0,01487</text:p>
          </table:table-cell>
          <table:table-cell office:value-type="float" office:value="4.80168" calcext:value-type="float">
            <text:p>4,80168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0.01078" calcext:value-type="float">
            <text:p>0,01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13265" calcext:value-type="float">
            <text:p>14,13265</text:p>
          </table:table-cell>
          <table:table-cell office:value-type="float" office:value="13.65962" calcext:value-type="float">
            <text:p>13,65962</text:p>
          </table:table-cell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662" calcext:value-type="float">
            <text:p>0,01662</text:p>
          </table:table-cell>
          <table:table-cell office:value-type="float" office:value="5.51916" calcext:value-type="float">
            <text:p>5,5191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1093" calcext:value-type="float">
            <text:p>0,01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524" calcext:value-type="float">
            <text:p>15,99524</text:p>
          </table:table-cell>
          <table:table-cell office:value-type="float" office:value="15.57589" calcext:value-type="float">
            <text:p>15,575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757" calcext:value-type="float">
            <text:p>0,01757</text:p>
          </table:table-cell>
          <table:table-cell office:value-type="float" office:value="6.27552" calcext:value-type="float">
            <text:p>6,2755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34" calcext:value-type="float">
            <text:p>0,01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08544" calcext:value-type="float">
            <text:p>18,08544</text:p>
          </table:table-cell>
          <table:table-cell office:value-type="float" office:value="17.60317" calcext:value-type="float">
            <text:p>17,60317</text:p>
          </table:table-cell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921" calcext:value-type="float">
            <text:p>0,01921</text:p>
          </table:table-cell>
          <table:table-cell office:value-type="float" office:value="7.08099" calcext:value-type="float">
            <text:p>7,08099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1295" calcext:value-type="float">
            <text:p>0,01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0299" calcext:value-type="float">
            <text:p>20,30299</text:p>
          </table:table-cell>
          <table:table-cell office:value-type="float" office:value="19.77548" calcext:value-type="float">
            <text:p>19,77548</text:p>
          </table:table-cell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2031" calcext:value-type="float">
            <text:p>0,02031</text:p>
          </table:table-cell>
          <table:table-cell office:value-type="float" office:value="7.94173" calcext:value-type="float">
            <text:p>7,94173</text:p>
          </table:table-cell>
          <table:table-cell office:value-type="float" office:value="0.01718" calcext:value-type="float">
            <text:p>0,01718</text:p>
          </table:table-cell>
          <table:table-cell office:value-type="float" office:value="0.01391" calcext:value-type="float">
            <text:p>0,01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 office:value-type="float" office:value="21.90249" calcext:value-type="float">
            <text:p>21,90249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8.85041" calcext:value-type="float">
            <text:p>8,85041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499" calcext:value-type="float">
            <text:p>0,01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 office:value-type="float" office:value="24.31025" calcext:value-type="float">
            <text:p>24,31025</text:p>
          </table:table-cell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 office:value-type="float" office:value="5.31147" calcext:value-type="float">
            <text:p>5,31147</text:p>
          </table:table-cell>
          <table:table-cell office:value-type="float" office:value="0.02296" calcext:value-type="float">
            <text:p>0,02296</text:p>
          </table:table-cell>
          <table:table-cell office:value-type="float" office:value="9.80924" calcext:value-type="float">
            <text:p>9,80924</text:p>
          </table:table-cell>
          <table:table-cell office:value-type="float" office:value="0.01968" calcext:value-type="float">
            <text:p>0,01968</text:p>
          </table:table-cell>
          <table:table-cell office:value-type="float" office:value="0.01562" calcext:value-type="float">
            <text:p>0,0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7:41:51.3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17:44:19.141000000</dc:date>
    <meta:editing-duration>PT10H36M11S</meta:editing-duration>
    <meta:editing-cycles>16</meta:editing-cycles>
    <meta:generator>LibreOffice/7.6.4.1$Windows_X86_64 LibreOffice_project/e19e193f88cd6c0525a17fb7a176ed8e6a3e2aa1</meta:generator>
    <meta:document-statistic meta:table-count="1" meta:cell-count="220" meta:object-count="0"/>
  </office:meta>
</office:document-meta>
</file>